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2.427cm" style:rel-column-width="1376*"/>
    </style:style>
    <style:style style:name="Table1.B" style:family="table-column">
      <style:table-column-properties style:column-width="2.27cm" style:rel-column-width="1287*"/>
    </style:style>
    <style:style style:name="Table1.C" style:family="table-column">
      <style:table-column-properties style:column-width="3.307cm" style:rel-column-width="1875*"/>
    </style:style>
    <style:style style:name="Table1.D" style:family="table-column">
      <style:table-column-properties style:column-width="2.205cm" style:rel-column-width="1250*"/>
    </style:style>
    <style:style style:name="Table1.E" style:family="table-column">
      <style:table-column-properties style:column-width="1.933cm" style:rel-column-width="1096*"/>
    </style:style>
    <style:style style:name="Table1.F" style:family="table-column">
      <style:table-column-properties style:column-width="2.429cm" style:rel-column-width="137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G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none" fo:border-top="none" fo:border-bottom="0.5pt solid #000000"/>
    </style:style>
    <style:style style:name="Table1.E3" style:family="table-cell">
      <style:table-cell-properties fo:padding="0.097cm" fo:border-left="0.5pt solid #000000" fo:border-right="none" fo:border-top="none" fo:border-bottom="0.5pt solid #000000"/>
    </style:style>
    <style:style style:name="Table1.F3" style:family="table-cell">
      <style:table-cell-properties fo:padding="0.097cm" fo:border-left="0.5pt solid #000000" fo:border-right="none" fo:border-top="none" fo:border-bottom="0.5pt solid #000000"/>
    </style:style>
    <style:style style:name="Table1.G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none" fo:border-top="none" fo:border-bottom="0.5pt solid #000000"/>
    </style:style>
    <style:style style:name="Table1.D4" style:family="table-cell">
      <style:table-cell-properties fo:padding="0.097cm" fo:border-left="0.5pt solid #000000" fo:border-right="none" fo:border-top="none" fo:border-bottom="0.5pt solid #000000"/>
    </style:style>
    <style:style style:name="Table1.E4" style:family="table-cell">
      <style:table-cell-properties fo:padding="0.097cm" fo:border-left="0.5pt solid #000000" fo:border-right="none" fo:border-top="none" fo:border-bottom="0.5pt solid #000000"/>
    </style:style>
    <style:style style:name="Table1.F4" style:family="table-cell">
      <style:table-cell-properties fo:padding="0.097cm" fo:border-left="0.5pt solid #000000" fo:border-right="none" fo:border-top="none" fo:border-bottom="0.5pt solid #000000"/>
    </style:style>
    <style:style style:name="Table1.G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none" fo:border-top="none" fo:border-bottom="0.5pt solid #000000"/>
    </style:style>
    <style:style style:name="Table1.D5" style:family="table-cell">
      <style:table-cell-properties fo:padding="0.097cm" fo:border-left="0.5pt solid #000000" fo:border-right="none" fo:border-top="none" fo:border-bottom="0.5pt solid #000000"/>
    </style:style>
    <style:style style:name="Table1.E5" style:family="table-cell">
      <style:table-cell-properties fo:padding="0.097cm" fo:border-left="0.5pt solid #000000" fo:border-right="none" fo:border-top="none" fo:border-bottom="0.5pt solid #000000"/>
    </style:style>
    <style:style style:name="Table1.F5" style:family="table-cell">
      <style:table-cell-properties fo:padding="0.097cm" fo:border-left="0.5pt solid #000000" fo:border-right="none" fo:border-top="none" fo:border-bottom="0.5pt solid #000000"/>
    </style:style>
    <style:style style:name="Table1.G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none" fo:border-top="none" fo:border-bottom="0.5pt solid #000000"/>
    </style:style>
    <style:style style:name="Table1.D6" style:family="table-cell">
      <style:table-cell-properties fo:padding="0.097cm" fo:border-left="0.5pt solid #000000" fo:border-right="none" fo:border-top="none" fo:border-bottom="0.5pt solid #000000"/>
    </style:style>
    <style:style style:name="Table1.E6" style:family="table-cell">
      <style:table-cell-properties fo:padding="0.097cm" fo:border-left="0.5pt solid #000000" fo:border-right="none" fo:border-top="none" fo:border-bottom="0.5pt solid #000000"/>
    </style:style>
    <style:style style:name="Table1.F6" style:family="table-cell">
      <style:table-cell-properties fo:padding="0.097cm" fo:border-left="0.5pt solid #000000" fo:border-right="none" fo:border-top="none" fo:border-bottom="0.5pt solid #000000"/>
    </style:style>
    <style:style style:name="Table1.G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none" fo:border-top="none" fo:border-bottom="0.5pt solid #000000"/>
    </style:style>
    <style:style style:name="Table1.D7" style:family="table-cell">
      <style:table-cell-properties fo:padding="0.097cm" fo:border-left="0.5pt solid #000000" fo:border-right="none" fo:border-top="none" fo:border-bottom="0.5pt solid #000000"/>
    </style:style>
    <style:style style:name="Table1.E7" style:family="table-cell">
      <style:table-cell-properties fo:padding="0.097cm" fo:border-left="0.5pt solid #000000" fo:border-right="none" fo:border-top="none" fo:border-bottom="0.5pt solid #000000"/>
    </style:style>
    <style:style style:name="Table1.F7" style:family="table-cell">
      <style:table-cell-properties fo:padding="0.097cm" fo:border-left="0.5pt solid #000000" fo:border-right="none" fo:border-top="none" fo:border-bottom="0.5pt solid #000000"/>
    </style:style>
    <style:style style:name="Table1.G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none" fo:border-top="none" fo:border-bottom="0.5pt solid #000000"/>
    </style:style>
    <style:style style:name="Table1.D8" style:family="table-cell">
      <style:table-cell-properties fo:padding="0.097cm" fo:border-left="0.5pt solid #000000" fo:border-right="none" fo:border-top="none" fo:border-bottom="0.5pt solid #000000"/>
    </style:style>
    <style:style style:name="Table1.E8" style:family="table-cell">
      <style:table-cell-properties fo:padding="0.097cm" fo:border-left="0.5pt solid #000000" fo:border-right="none" fo:border-top="none" fo:border-bottom="0.5pt solid #000000"/>
    </style:style>
    <style:style style:name="Table1.F8" style:family="table-cell">
      <style:table-cell-properties fo:padding="0.097cm" fo:border-left="0.5pt solid #000000" fo:border-right="none" fo:border-top="none" fo:border-bottom="0.5pt solid #000000"/>
    </style:style>
    <style:style style:name="Table1.G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none" fo:border-top="none" fo:border-bottom="0.5pt solid #000000"/>
    </style:style>
    <style:style style:name="Table1.D9" style:family="table-cell">
      <style:table-cell-properties fo:padding="0.097cm" fo:border-left="0.5pt solid #000000" fo:border-right="none" fo:border-top="none" fo:border-bottom="0.5pt solid #000000"/>
    </style:style>
    <style:style style:name="Table1.E9" style:family="table-cell">
      <style:table-cell-properties fo:padding="0.097cm" fo:border-left="0.5pt solid #000000" fo:border-right="none" fo:border-top="none" fo:border-bottom="0.5pt solid #000000"/>
    </style:style>
    <style:style style:name="Table1.F9" style:family="table-cell">
      <style:table-cell-properties fo:padding="0.097cm" fo:border-left="0.5pt solid #000000" fo:border-right="none" fo:border-top="none" fo:border-bottom="0.5pt solid #000000"/>
    </style:style>
    <style:style style:name="Table1.G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none" fo:border-top="none" fo:border-bottom="0.5pt solid #000000"/>
    </style:style>
    <style:style style:name="Table1.D10" style:family="table-cell">
      <style:table-cell-properties fo:padding="0.097cm" fo:border-left="0.5pt solid #000000" fo:border-right="none" fo:border-top="none" fo:border-bottom="0.5pt solid #000000"/>
    </style:style>
    <style:style style:name="Table1.E10" style:family="table-cell">
      <style:table-cell-properties fo:padding="0.097cm" fo:border-left="0.5pt solid #000000" fo:border-right="none" fo:border-top="none" fo:border-bottom="0.5pt solid #000000"/>
    </style:style>
    <style:style style:name="Table1.F10" style:family="table-cell">
      <style:table-cell-properties fo:padding="0.097cm" fo:border-left="0.5pt solid #000000" fo:border-right="none" fo:border-top="none" fo:border-bottom="0.5pt solid #000000"/>
    </style:style>
    <style:style style:name="Table1.G1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officeooo:rsid="000caf76" officeooo:paragraph-rsid="000caf76"/>
    </style:style>
    <style:style style:name="P2" style:family="paragraph" style:parent-style-name="Footer">
      <style:text-properties officeooo:rsid="000caf76" officeooo:paragraph-rsid="000caf76"/>
    </style:style>
    <style:style style:name="P3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Times New Roman" fo:font-size="11pt" style:font-size-asian="9.60000038146973pt" style:font-size-complex="11pt"/>
    </style:style>
    <style:style style:name="P4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Times New Roman" fo:font-size="11pt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1pt" officeooo:paragraph-rsid="000caf76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0dab5e" officeooo:paragraph-rsid="000dab5e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0dab5e" officeooo:paragraph-rsid="000fa5ff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0dab5e" officeooo:paragraph-rsid="00108809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0fa5ff" officeooo:paragraph-rsid="000fa5ff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0dab5e" officeooo:paragraph-rsid="000dab5e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0dab5e" officeooo:paragraph-rsid="000fa5ff" style:font-size-asian="9.60000038146973pt" style:font-weight-asian="bold" style:font-size-complex="11pt" style:font-weight-complex="bold"/>
    </style:style>
    <style:style style:name="P13" style:family="paragraph" style:parent-style-name="Standard">
      <style:text-properties style:font-name="Times New Roman"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weight="bold" officeooo:paragraph-rsid="000caf76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dab5e" officeooo:paragraph-rsid="000dab5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dab5e" officeooo:paragraph-rsid="000dab5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011f2aa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0dab5e" officeooo:paragraph-rsid="000fa5ff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19dcf6" officeooo:paragraph-rsid="0019dcf6" style:font-size-asian="9.60000038146973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0dab5e" officeooo:paragraph-rsid="000fa5ff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19dcf6" officeooo:paragraph-rsid="0019dcf6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officeooo:paragraph-rsid="000dab5e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9dcf6" officeooo:paragraph-rsid="0019dcf6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1pt" style:font-size-asian="9.60000038146973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1pt" style:font-size-asian="9.60000038146973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1pt" officeooo:paragraph-rsid="0019dcf6" style:font-size-asian="9.60000038146973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1pt" officeooo:paragraph-rsid="001bb237" style:font-size-asian="9.60000038146973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1pt" officeooo:rsid="0019dcf6" officeooo:paragraph-rsid="0019dcf6" style:font-size-asian="9.60000038146973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1pt" officeooo:rsid="001bb237" officeooo:paragraph-rsid="001bb237" style:font-size-asian="9.60000038146973pt" style:font-size-complex="11pt"/>
    </style:style>
    <style:style style:name="T1" style:family="text">
      <style:text-properties officeooo:rsid="000caf76"/>
    </style:style>
    <style:style style:name="T2" style:family="text">
      <style:text-properties officeooo:rsid="000dab5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ab5e" style:font-weight-asian="bold" style:font-weight-complex="bold"/>
    </style:style>
    <style:style style:name="T5" style:family="text">
      <style:text-properties officeooo:rsid="000fa5ff"/>
    </style:style>
    <style:style style:name="T6" style:family="text">
      <style:text-properties officeooo:rsid="00105368"/>
    </style:style>
    <style:style style:name="T7" style:family="text">
      <style:text-properties officeooo:rsid="00108809"/>
    </style:style>
    <style:style style:name="T8" style:family="text">
      <style:text-properties style:text-position="super 58%" officeooo:rsid="00108809"/>
    </style:style>
    <style:style style:name="T9" style:family="text">
      <style:text-properties officeooo:rsid="0011f2aa"/>
    </style:style>
    <style:style style:name="T10" style:family="text">
      <style:text-properties style:font-name="Times New Roman" fo:font-size="11pt" fo:font-weight="normal" officeooo:rsid="000dab5e" style:font-size-asian="9.60000038146973pt" style:font-weight-asian="normal" style:font-size-complex="11pt" style:font-weight-complex="normal"/>
    </style:style>
    <style:style style:name="T11" style:family="text">
      <style:text-properties style:font-name="Times New Roman" fo:font-size="11pt" fo:font-weight="normal" officeooo:rsid="000fa5ff" style:font-size-asian="9.60000038146973pt" style:font-weight-asian="normal" style:font-size-complex="11pt" style:font-weight-complex="normal"/>
    </style:style>
    <style:style style:name="T12" style:family="text">
      <style:text-properties style:font-name="Times New Roman" fo:font-size="11pt" fo:font-weight="normal" officeooo:rsid="0011f2aa" style:font-size-asian="9.60000038146973pt" style:font-weight-asian="normal" style:font-size-complex="11pt" style:font-weight-complex="normal"/>
    </style:style>
    <style:style style:name="T13" style:family="text">
      <style:text-properties style:font-name="Times New Roman" fo:font-size="11pt" style:font-size-asian="11pt" style:font-size-complex="11pt"/>
    </style:style>
    <style:style style:name="T14" style:family="text">
      <style:text-properties officeooo:rsid="00130ba9"/>
    </style:style>
    <style:style style:name="T15" style:family="text">
      <style:text-properties officeooo:rsid="00150175"/>
    </style:style>
    <style:style style:name="T16" style:family="text">
      <style:text-properties officeooo:rsid="0015044b"/>
    </style:style>
    <style:style style:name="T17" style:family="text">
      <style:text-properties officeooo:rsid="0019b51f"/>
    </style:style>
    <style:style style:name="T18" style:family="text">
      <style:text-properties officeooo:rsid="0019dc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atería de preguntas</text:p>
      <text:p text:style-name="P13"/>
      <text:p text:style-name="P14">1. ¿Qué diferencia existe entre CPU y microprocesador? ¿Qué partes forman la CPU?</text:p>
      <text:p text:style-name="P3">- <text:span text:style-name="T1">La CPU </text:span>es un circuito integrado, que se encarga de realizar y controlar las operaciones que se llevan a cabo en un ordenador <text:span text:style-name="T1">y el microprocesador no es más que la implementación de la CPU en un circuito electrónico.</text:span></text:p>
      <text:p text:style-name="P4">- <text:span text:style-name="T1">La ALU(Unidad Aritmético-Lógica), CU(Unidad de control) </text:span><text:span text:style-name="T2">y los Registros.</text:span></text:p>
      <text:p text:style-name="P4"/>
      <text:p text:style-name="P14">2. ¿Qué función tiene el registro del Acumulador de la ALU?</text:p>
      <text:p text:style-name="P5"><text:tab/>- <text:span text:style-name="T14">Sirve para almacenar los resultados de las operaciones realizadas por la ALU.</text:span></text:p>
      <text:p text:style-name="P5"/>
      <text:p text:style-name="P14">3. ¿Cuáles son las fases de ejecución de una instrucción?</text:p>
      <text:p text:style-name="P5"><text:tab/>- <text:span text:style-name="T15">Las instrucciones son tomadas, se decodifican o se interpretan las instrucciones y se ejecutan.</text:span></text:p>
      <text:p text:style-name="P5"/>
      <text:p text:style-name="P15">4. ¿Qué diferencia existe entre una unidad de control microprogramada y una unidad de control cableada?</text:p>
      <text:p text:style-name="P6"><text:tab/>- <text:span text:style-name="T15">La cableada está implementada por hardware y la microprogramada está implementada por un <text:tab/>microprograma.</text:span></text:p>
      <text:p text:style-name="P6"/>
      <text:p text:style-name="P14">5. ¿A qué nos referimos cuando decimos que el juego de instrucciones es RISC?</text:p>
      <text:p text:style-name="P5"><text:tab/>- <text:span text:style-name="T15">T</text:span>ienen un reducido conjunto de instrucciones simples.</text:p>
      <text:p text:style-name="P5"/>
      <text:p text:style-name="P14">6. ¿Si tengo un ancho de bus de 32 bits cuantas direcciones de memoria podré referenciar (o direccionar)?</text:p>
      <text:p text:style-name="P5"><text:tab/>- <text:span text:style-name="T15">4GB como máximo.</text:span></text:p>
      <text:p text:style-name="P5"/>
      <text:p text:style-name="P14">7. ¿Cuántos niveles de memoria caché existen en la actualidad?</text:p>
      <text:p text:style-name="P5"><text:tab/>- <text:span text:style-name="T15">L1, L2, L3 y L4 per este último está al borde de la extinción.</text:span></text:p>
      <text:p text:style-name="P5"/>
      <text:p text:style-name="P14">8. ¿Qué tipos de encapsulado existen en la actualidad?</text:p>
      <text:p text:style-name="P5"><text:tab/>- <text:span text:style-name="T15">BGA, PGA, LGA.</text:span></text:p>
      <text:p text:style-name="P5"><text:tab/>- Pero <text:span text:style-name="T15">hoy en día se están dejando de utilizar los PGA debido a que se necesitan muchos pines y sale <text:tab/>más rentable que los lleve la placa base.</text:span></text:p>
      <text:p text:style-name="P5"/>
      <text:p text:style-name="P14">9. ¿Qué función desempeña el zócalo de una placa base?</text:p>
      <text:p text:style-name="P5"><text:tab/>- <text:span text:style-name="T15">Este es el que conecta la CPU a la placa base mediante el contacto de los pines o bolas de estaño <text:tab/>como lo es en el caso del encapsulado BGA. </text:span><text:span text:style-name="T17">Interconecta este componente mediante buses de datos <text:tab/>con los otros componentes.</text:span></text:p>
      <text:p text:style-name="P5"/>
      <text:p text:style-name="P14">10. ¿Qué sistemas de refrigeración existen?</text:p>
      <text:p text:style-name="P5"><text:tab/>- Por<text:span text:style-name="T15"> aire, refrigeracion líquida </text:span><text:span text:style-name="T17">y pasivo.</text:span></text:p>
      <text:p text:style-name="P14">11. ¿Qué entiendes por OVERCLOCKING?</text:p>
      <text:p text:style-name="P14"/>
      <text:p text:style-name="P5"><text:tab/>- <text:span text:style-name="T16">Es cuando subes la frecuencia la que trabaja el reloj del microprocesador y esto lleva a la <text:tab/>consecuencia de subir los voltajes del mismo.</text:span></text:p>
      <text:p text:style-name="P5"/>
      <text:p text:style-name="P14">12. Accede al “Administrador de Tareas” de Windows Pestaña Rendimiento y comprueba el número de gráficas de Historial de uso de la CPU para saber cuántos procesadores/núcleos/subprocesos tiene tu equipo. Haz una captura de pantalla.</text:p>
      <text:p text:style-name="P5"><text:tab/>- <text:span text:style-name="T16">6 núcleos y 12 hilos.</text:span></text:p>
      <text:p text:style-name="P5"><text:tab/><text:span text:style-name="T16">(Poner captura administrador tareas).</text:span></text:p>
      <text:p text:style-name="P24"><text:soft-page-break/><text:span text:style-name="T4">-Indagación</text:span></text:p>
      <text:p text:style-name="P7"/>
      <text:p text:style-name="P17">1. Obtén información extra sobre tu procesador. Descarga e instala alguno de los siguientes programas en tu sistema operativo y comenta los resultados obtenidos.</text:p>
      <text:p text:style-name="P11"/>
      <text:p text:style-name="P7"><text:span text:style-name="T3">· model name: </text:span><text:tab/>Intel(R) Pentium(R) CPU G3220 @ 3.00GHz</text:p>
      <text:p text:style-name="P7"><text:span text:style-name="T3">· cpu MHz: </text:span><text:tab/>1995.435</text:p>
      <text:p text:style-name="P7"><text:span text:style-name="T3">· cache size: </text:span><text:tab/>3072 KB</text:p>
      <text:p text:style-name="P7"><text:span text:style-name="T3">· cpu cores:</text:span> <text:tab/>2</text:p>
      <text:p text:style-name="P7"/>
      <text:p text:style-name="P17">2. Identifica para cada procesador: Marca, familia, generación, número de núcleos, velocidad o frecuencia en GHz, el tamaño de la caché, TDP, Litografía, Gráfica integrada, tamaño de RAM máximo, si virtualiza, si permite overclocking, Socket y Conjunto de instrucciones.</text:p>
      <text:p text:style-name="P11">a. Procesador Intel® Core™ i7-1165G7</text:p>
      <text:p text:style-name="P7"><text:tab/><text:span text:style-name="T5">· Marca: </text:span><text:span text:style-name="T6">Intel</text:span><text:span text:style-name="T5"><text:tab/><text:tab/><text:tab/>· Nº de nucleos: </text:span><text:span text:style-name="T6">4</text:span><text:span text:style-name="T5"><text:tab/><text:tab/>· TDP: </text:span><text:span text:style-name="T6">28w</text:span></text:p>
      <text:p text:style-name="P7"><text:tab/><text:span text:style-name="T5">· Familia: </text:span><text:span text:style-name="T6">i7</text:span><text:span text:style-name="T5"><text:tab/><text:tab/><text:tab/>· Frecuencia Ghz: </text:span><text:span text:style-name="T6">4.7</text:span><text:span text:style-name="T5"><text:tab/><text:tab/>· Litografía:</text:span><text:span text:style-name="T6">10nm</text:span></text:p>
      <text:p text:style-name="P7"><text:tab/><text:span text:style-name="T5">· Generación: </text:span><text:span text:style-name="T6">11th</text:span><text:span text:style-name="T5"><text:tab/><text:tab/>· Mem. Caché: </text:span><text:span text:style-name="T6">12MB</text:span><text:span text:style-name="T5"><text:tab/><text:tab/>· Gráf. Int.: Gráficos Intel® Iris® Xᵉ</text:span></text:p>
      <text:p text:style-name="P7"><text:tab/><text:span text:style-name="T5">· RAM máx.: </text:span><text:span text:style-name="T6">64GB</text:span><text:span text:style-name="T5"><text:tab/><text:tab/>· Overclocking?: </text:span><text:span text:style-name="T6">No</text:span><text:span text:style-name="T5"><text:tab/><text:tab/>· Socket: <text:s/>FCBGA1449</text:span></text:p>
      <text:p text:style-name="P7"><text:tab/><text:span text:style-name="T5">· Conjunto de instrucciones: </text:span><text:span text:style-name="T7">64bits</text:span></text:p>
      <text:p text:style-name="P7"/>
      <text:p text:style-name="P7"/>
      <text:p text:style-name="P11">b. Procesador Intel® Core™ i7-10700T</text:p>
      <text:p text:style-name="P8"><text:span text:style-name="T5"><text:tab/>· Marca: </text:span><text:span text:style-name="T6">intel</text:span><text:span text:style-name="T5"><text:tab/><text:tab/><text:tab/>· Nº de nucleos: </text:span><text:span text:style-name="T6">8</text:span><text:span text:style-name="T5"><text:tab/><text:tab/>· TDP: </text:span><text:span text:style-name="T6">35w</text:span></text:p>
      <text:p text:style-name="P8"><text:tab/><text:span text:style-name="T5">· Familia: </text:span><text:span text:style-name="T6">i7</text:span><text:span text:style-name="T5"><text:tab/><text:tab/><text:tab/>· Frecuencia Ghz: </text:span><text:span text:style-name="T17">2</text:span><text:span text:style-name="T5"><text:tab/><text:tab/>· Litografía: </text:span><text:span text:style-name="T6">14nm</text:span></text:p>
      <text:p text:style-name="P8"><text:tab/><text:span text:style-name="T5">· Generación: </text:span><text:span text:style-name="T6">10th</text:span><text:span text:style-name="T5"><text:tab/><text:tab/>· Mem. Caché: </text:span><text:span text:style-name="T6">16MB</text:span><text:span text:style-name="T5"><text:tab/>· Gráf. Int.: <text:s/>Gráficos UHD Intel® 630</text:span></text:p>
      <text:p text:style-name="P8"><text:tab/><text:span text:style-name="T5">· RAM máx.: </text:span><text:span text:style-name="T7">64GB</text:span><text:span text:style-name="T5"><text:tab/><text:tab/>· Overclocking?: </text:span><text:span text:style-name="T7">No</text:span><text:span text:style-name="T5"><text:tab/><text:tab/>· Socket: FCLGA1200</text:span></text:p>
      <text:p text:style-name="P8"><text:tab/><text:span text:style-name="T5">· Conjunto de instrucciones: </text:span><text:span text:style-name="T7">64 bits</text:span></text:p>
      <text:p text:style-name="P7"/>
      <text:p text:style-name="P11">c. Procesador Intel® Core™ i9-10850K</text:p>
      <text:p text:style-name="P8"><text:span text:style-name="T5"><text:tab/>· Marca: </text:span><text:span text:style-name="T7">intel</text:span><text:span text:style-name="T5"><text:tab/><text:tab/><text:tab/>· Nº de nucleos: </text:span><text:span text:style-name="T7">10</text:span><text:span text:style-name="T5"><text:tab/><text:tab/>· TDP: </text:span><text:span text:style-name="T7">125w</text:span></text:p>
      <text:p text:style-name="P8"><text:tab/><text:span text:style-name="T5">· Familia: </text:span><text:span text:style-name="T7">i9</text:span><text:span text:style-name="T5"><text:tab/><text:tab/><text:tab/>· Frecuencia Ghz: </text:span><text:span text:style-name="T7">5.20</text:span><text:span text:style-name="T5"><text:tab/><text:tab/>· Litografía: </text:span><text:span text:style-name="T7">14nm</text:span></text:p>
      <text:p text:style-name="P9"><text:tab/><text:span text:style-name="T5">· Generación: </text:span><text:span text:style-name="T7">10th</text:span><text:span text:style-name="T5"><text:tab/><text:tab/>· Mem. Caché: </text:span><text:span text:style-name="T7">20MB</text:span><text:span text:style-name="T5"><text:tab/>· Gráf. Int.: Gráficos UHD Intel® 630</text:span></text:p>
      <text:p text:style-name="P8"><text:tab/><text:span text:style-name="T5">· RAM máx.: </text:span><text:span text:style-name="T7">128GB</text:span><text:span text:style-name="T5"><text:tab/><text:tab/>· Overclocking?: </text:span><text:span text:style-name="T7">Sí</text:span><text:span text:style-name="T5"><text:tab/><text:tab/>· Socket: <text:s/>FCLGA1200</text:span></text:p>
      <text:p text:style-name="P8"><text:tab/><text:span text:style-name="T5">· Conjunto de instrucciones: </text:span><text:span text:style-name="T7">64 bits</text:span></text:p>
      <text:p text:style-name="P7"/>
      <text:p text:style-name="P11">d. Procesador Intel® Core™ i9-10980XE Extreme Edition</text:p>
      <text:p text:style-name="P8"><text:span text:style-name="T5"><text:tab/>· Marca: </text:span><text:span text:style-name="T7">intel</text:span><text:span text:style-name="T5"><text:tab/><text:tab/><text:tab/>· Nº de nucleos: </text:span><text:span text:style-name="T9">18</text:span><text:span text:style-name="T5"> <text:tab/><text:tab/>· TDP: </text:span><text:span text:style-name="T9">165w</text:span></text:p>
      <text:p text:style-name="P8"><text:tab/><text:span text:style-name="T5">· Familia: </text:span><text:span text:style-name="T7">i9</text:span><text:span text:style-name="T5"><text:tab/><text:tab/><text:tab/>· Frecuencia Ghz: </text:span><text:span text:style-name="T9">3</text:span><text:span text:style-name="T5"><text:tab/><text:tab/>· Litografía: </text:span><text:span text:style-name="T9">14nm</text:span></text:p>
      <text:p text:style-name="P8"><text:tab/><text:span text:style-name="T5">· Generación: </text:span><text:span text:style-name="T7">10</text:span><text:span text:style-name="T8">th</text:span><text:span text:style-name="T5"><text:tab/><text:tab/>· Mem. Caché: </text:span><text:span text:style-name="T9">24.75</text:span><text:span text:style-name="T5"><text:tab/><text:tab/>· Gráf. Int.: </text:span><text:span text:style-name="T9">No</text:span></text:p>
      <text:p text:style-name="P18"><text:span text:style-name="T10"><text:tab/></text:span><text:span text:style-name="T11">· RAM máx.: </text:span><text:span text:style-name="T13">256 GB</text:span><text:span text:style-name="T11"><text:tab/><text:tab/>· Overclocking?: </text:span><text:span text:style-name="T12">Sí</text:span><text:span text:style-name="T11"><text:tab/><text:tab/>· Socket: FCLGA2066</text:span></text:p>
      <text:p text:style-name="P8"><text:tab/><text:span text:style-name="T5">· Conjunto de instrucciones: </text:span><text:span text:style-name="T9">64bits</text:span></text:p>
      <text:p text:style-name="P7"/>
      <text:p text:style-name="P11">e. AMD Ryzen Threadripper 3990X</text:p>
      <text:p text:style-name="P10"><text:tab/>· Marca: <text:span text:style-name="T9">amd</text:span><text:tab/><text:tab/><text:tab/>· Nº de nucleos: <text:span text:style-name="T9">64</text:span><text:tab/><text:tab/>· TDP: <text:span text:style-name="T14">280w</text:span></text:p>
      <text:p text:style-name="P8"><text:tab/><text:span text:style-name="T5">· Familia: </text:span><text:span text:style-name="T14">AMD Ryzen</text:span><text:span text:style-name="T5"><text:tab/><text:tab/>· Frecuencia Ghz: </text:span><text:span text:style-name="T9">2.9</text:span><text:span text:style-name="T5"><text:tab/><text:tab/>· Litografía: </text:span><text:span text:style-name="T14">7nm</text:span></text:p>
      <text:p text:style-name="P8"><text:tab/><text:span text:style-name="T5">· Generación: </text:span><text:span text:style-name="T14">3th</text:span><text:span text:style-name="T5"><text:tab/><text:tab/>· Mem. Caché: </text:span><text:span text:style-name="T14">256 L3</text:span><text:span text:style-name="T5"><text:tab/><text:tab/>· Gráf. Int.: </text:span><text:span text:style-name="T14">No</text:span></text:p>
      <text:p text:style-name="P8"><text:tab/><text:span text:style-name="T5">· RAM máx.: </text:span><text:span text:style-name="T14">256GB</text:span><text:span text:style-name="T5"><text:tab/><text:tab/>· Overclocking?: </text:span><text:span text:style-name="T14">Sí</text:span><text:span text:style-name="T5"><text:tab/><text:tab/>· Socket: </text:span><text:span text:style-name="T14">sTRX4</text:span></text:p>
      <text:p text:style-name="P8"><text:tab/><text:span text:style-name="T5">· Conjunto de instrucciones: </text:span><text:span text:style-name="T14">64bits</text:span></text:p>
      <text:p text:style-name="P7"/>
      <text:p text:style-name="P12"/>
      <text:p text:style-name="P12"/>
      <text:p text:style-name="P12"/>
      <text:p text:style-name="P12"><text:soft-page-break/>f. AMD Ryzen 7 5800X </text:p>
      <text:p text:style-name="P10"><text:tab/>· Marca: <text:span text:style-name="T14">AMD</text:span><text:tab/><text:tab/><text:tab/>· Nº de nucleos: <text:span text:style-name="T14">8</text:span><text:tab/><text:tab/>· TDP: <text:span text:style-name="T14">105w</text:span></text:p>
      <text:p text:style-name="P8"><text:tab/><text:span text:style-name="T5">· Familia: </text:span><text:span text:style-name="T14">AMD Ryzen</text:span><text:span text:style-name="T5"><text:tab/><text:tab/>· Frecuencia Ghz: <text:tab/><text:tab/>· Litografía: </text:span><text:span text:style-name="T14">7nm</text:span></text:p>
      <text:p text:style-name="P8"><text:tab/><text:span text:style-name="T5">· Generación: </text:span><text:span text:style-name="T14">5th</text:span><text:span text:style-name="T5"> <text:tab/><text:tab/>· Mem. Caché: </text:span><text:span text:style-name="T14">L2 4MB L3 32MB<text:tab/></text:span><text:span text:style-name="T5">· Gráf. Int.: </text:span><text:span text:style-name="T14">No</text:span></text:p>
      <text:p text:style-name="P8"><text:tab/><text:span text:style-name="T5">· RAM máx.: </text:span><text:span text:style-name="T14">128GB</text:span><text:span text:style-name="T5"><text:tab/><text:tab/>· Overclocking?: </text:span><text:span text:style-name="T14">Sí</text:span><text:span text:style-name="T5"><text:tab/><text:tab/>· Socket: </text:span><text:span text:style-name="T14">am4</text:span></text:p>
      <text:p text:style-name="P8"><text:tab/><text:span text:style-name="T5">· Conjunto de instrucciones: </text:span><text:span text:style-name="T14">64bits</text:span></text:p>
      <text:p text:style-name="P8"/>
      <text:p text:style-name="P25">Actividades</text:p>
      <text:p text:style-name="P21"/>
      <text:p text:style-name="P21">2.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row table:style-name="Table1.1">
          <table:table-cell table:style-name="Table1.A1" office:value-type="string">
            <text:p text:style-name="P29">PC-X </text:p>
          </table:table-cell>
          <table:table-cell table:style-name="Table1.A1" office:value-type="string">
            <text:p text:style-name="P27">DDR-X </text:p>
          </table:table-cell>
          <table:table-cell table:style-name="Table1.A1" office:value-type="string">
            <text:p text:style-name="P27">Velocidad <text:span text:style-name="T18">Reloj</text:span></text:p>
            <text:p text:style-name="P27"/>
          </table:table-cell>
          <table:table-cell table:style-name="Table1.A1" office:value-type="string">
            <text:p text:style-name="P30">Frecuencia efectiva</text:p>
            <text:p text:style-name="P27"/>
          </table:table-cell>
          <table:table-cell table:style-name="Table1.A1" office:value-type="string">
            <text:p text:style-name="P28">Accesos por</text:p>
            <text:p text:style-name="P28">ciclo</text:p>
          </table:table-cell>
          <table:table-cell table:style-name="Table1.A1" office:value-type="string">
            <text:p text:style-name="P27">Tasa</text:p>
            <text:p text:style-name="P27">transferencia </text:p>
          </table:table-cell>
          <table:table-cell table:style-name="Table1.G1" office:value-type="string">
            <text:p text:style-name="P28">Voltaje</text:p>
          </table:table-cell>
        </table:table-row>
        <table:table-row>
          <table:table-cell table:style-name="Table1.A2" office:value-type="string">
            <text:p text:style-name="P31">PC-1600</text:p>
          </table:table-cell>
          <table:table-cell table:style-name="Table1.B2" office:value-type="string">
            <text:p text:style-name="P31">DDR-200</text:p>
          </table:table-cell>
          <table:table-cell table:style-name="Table1.C2" office:value-type="string">
            <text:p text:style-name="P31">100MHz</text:p>
          </table:table-cell>
          <table:table-cell table:style-name="Table1.D2" office:value-type="string">
            <text:p text:style-name="P31">200MHz</text:p>
          </table:table-cell>
          <table:table-cell table:style-name="Table1.E2" office:value-type="string">
            <text:p text:style-name="P31">2</text:p>
          </table:table-cell>
          <table:table-cell table:style-name="Table1.F2" office:value-type="string">
            <text:p text:style-name="P31">1.600MB/s</text:p>
          </table:table-cell>
          <table:table-cell table:style-name="Table1.G2" office:value-type="string">
            <text:p text:style-name="P31">2,5V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B3" office:value-type="string">
            <text:p text:style-name="P31">DDR-300</text:p>
          </table:table-cell>
          <table:table-cell table:style-name="Table1.C3" office:value-type="string">
            <text:p text:style-name="P27"/>
          </table:table-cell>
          <table:table-cell table:style-name="Table1.D3" office:value-type="string">
            <text:p text:style-name="P27"/>
          </table:table-cell>
          <table:table-cell table:style-name="Table1.E3" office:value-type="string">
            <text:p text:style-name="P27"/>
          </table:table-cell>
          <table:table-cell table:style-name="Table1.F3" office:value-type="string">
            <text:p text:style-name="P27"/>
          </table:table-cell>
          <table:table-cell table:style-name="Table1.G3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B4" office:value-type="string">
            <text:p text:style-name="P27"/>
          </table:table-cell>
          <table:table-cell table:style-name="Table1.C4" office:value-type="string">
            <text:p text:style-name="P27"/>
          </table:table-cell>
          <table:table-cell table:style-name="Table1.D4" office:value-type="string">
            <text:p text:style-name="P31">600MHz</text:p>
          </table:table-cell>
          <table:table-cell table:style-name="Table1.E4" office:value-type="string">
            <text:p text:style-name="P27"/>
          </table:table-cell>
          <table:table-cell table:style-name="Table1.F4" office:value-type="string">
            <text:p text:style-name="P27"/>
          </table:table-cell>
          <table:table-cell table:style-name="Table1.G4" office:value-type="string">
            <text:p text:style-name="P31">1,8V</text:p>
          </table:table-cell>
        </table:table-row>
        <table:table-row>
          <table:table-cell table:style-name="Table1.A2" office:value-type="string">
            <text:p text:style-name="P31">PC-4000</text:p>
          </table:table-cell>
          <table:table-cell table:style-name="Table1.B5" office:value-type="string">
            <text:p text:style-name="P27"/>
          </table:table-cell>
          <table:table-cell table:style-name="Table1.C5" office:value-type="string">
            <text:p text:style-name="P27"/>
          </table:table-cell>
          <table:table-cell table:style-name="Table1.D5" office:value-type="string">
            <text:p text:style-name="P27"/>
          </table:table-cell>
          <table:table-cell table:style-name="Table1.E5" office:value-type="string">
            <text:p text:style-name="P27"/>
          </table:table-cell>
          <table:table-cell table:style-name="Table1.F5" office:value-type="string">
            <text:p text:style-name="P27"/>
          </table:table-cell>
          <table:table-cell table:style-name="Table1.G5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B6" office:value-type="string">
            <text:p text:style-name="P31">DDR3-1600</text:p>
          </table:table-cell>
          <table:table-cell table:style-name="Table1.C6" office:value-type="string">
            <text:p text:style-name="P27"/>
          </table:table-cell>
          <table:table-cell table:style-name="Table1.D6" office:value-type="string">
            <text:p text:style-name="P27"/>
          </table:table-cell>
          <table:table-cell table:style-name="Table1.E6" office:value-type="string">
            <text:p text:style-name="P27"/>
          </table:table-cell>
          <table:table-cell table:style-name="Table1.F6" office:value-type="string">
            <text:p text:style-name="P27"/>
          </table:table-cell>
          <table:table-cell table:style-name="Table1.G6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B7" office:value-type="string">
            <text:p text:style-name="P27"/>
          </table:table-cell>
          <table:table-cell table:style-name="Table1.C7" office:value-type="string">
            <text:p text:style-name="P31">150MHz</text:p>
          </table:table-cell>
          <table:table-cell table:style-name="Table1.D7" office:value-type="string">
            <text:p text:style-name="P27"/>
          </table:table-cell>
          <table:table-cell table:style-name="Table1.E7" office:value-type="string">
            <text:p text:style-name="P27"/>
          </table:table-cell>
          <table:table-cell table:style-name="Table1.F7" office:value-type="string">
            <text:p text:style-name="P27"/>
          </table:table-cell>
          <table:table-cell table:style-name="Table1.G7" office:value-type="string">
            <text:p text:style-name="P31">2,5V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B8" office:value-type="string">
            <text:p text:style-name="P27"/>
          </table:table-cell>
          <table:table-cell table:style-name="Table1.C8" office:value-type="string">
            <text:p text:style-name="P27"/>
          </table:table-cell>
          <table:table-cell table:style-name="Table1.D8" office:value-type="string">
            <text:p text:style-name="P27"/>
          </table:table-cell>
          <table:table-cell table:style-name="Table1.E8" office:value-type="string">
            <text:p text:style-name="P27"/>
          </table:table-cell>
          <table:table-cell table:style-name="Table1.F8" office:value-type="string">
            <text:p text:style-name="P31">6.400MB/s</text:p>
          </table:table-cell>
          <table:table-cell table:style-name="Table1.G8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B9" office:value-type="string">
            <text:p text:style-name="P31">DDR3-</text:p>
          </table:table-cell>
          <table:table-cell table:style-name="Table1.C9" office:value-type="string">
            <text:p text:style-name="P27"/>
          </table:table-cell>
          <table:table-cell table:style-name="Table1.D9" office:value-type="string">
            <text:p text:style-name="P31">2.000MHz</text:p>
          </table:table-cell>
          <table:table-cell table:style-name="Table1.E9" office:value-type="string">
            <text:p text:style-name="P27"/>
          </table:table-cell>
          <table:table-cell table:style-name="Table1.F9" office:value-type="string">
            <text:p text:style-name="P27"/>
          </table:table-cell>
          <table:table-cell table:style-name="Table1.G9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1">PC4-2400</text:p>
          </table:table-cell>
          <table:table-cell table:style-name="Table1.B10" office:value-type="string">
            <text:p text:style-name="P27"/>
          </table:table-cell>
          <table:table-cell table:style-name="Table1.C10" office:value-type="string">
            <text:p text:style-name="P27"/>
          </table:table-cell>
          <table:table-cell table:style-name="Table1.D10" office:value-type="string">
            <text:p text:style-name="P27"/>
          </table:table-cell>
          <table:table-cell table:style-name="Table1.E10" office:value-type="string">
            <text:p text:style-name="P27"/>
          </table:table-cell>
          <table:table-cell table:style-name="Table1.F10" office:value-type="string">
            <text:p text:style-name="P27"/>
          </table:table-cell>
          <table:table-cell table:style-name="Table1.G10" office:value-type="string">
            <text:p text:style-name="P27"/>
          </table:table-cell>
        </table:table-row>
      </table:table>
      <text:p text:style-name="P23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caf76" officeooo:paragraph-rsid="000caf76"/>
    </style:style>
    <style:style style:name="MP2" style:family="paragraph" style:parent-style-name="Footer">
      <style:text-properties officeooo:rsid="000caf76" officeooo:paragraph-rsid="000caf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iclo Formativo DAW<text:tab/><text:tab/>Módulo: Sistemas Informáticos</text:p>
      </style:header>
      <style:footer>
        <text:p text:style-name="MP2">Abel Martínez Peinado<text:tab/>pág.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3:50:08.270703283</meta:creation-date>
    <dc:date>2022-10-24T13:44:51.229433165</dc:date>
    <meta:editing-duration>PT1H10M28S</meta:editing-duration>
    <meta:editing-cycles>4</meta:editing-cycles>
    <meta:generator>LibreOffice/7.3.6.2$Linux_X86_64 LibreOffice_project/30$Build-2</meta:generator>
    <meta:document-statistic meta:table-count="1" meta:image-count="0" meta:object-count="0" meta:page-count="3" meta:paragraph-count="102" meta:word-count="855" meta:character-count="5015" meta:non-whitespace-character-count="4144"/>
  </office:meta>
</office:document-meta>
</file>